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cm" fo:margin-bottom="0cm" loext:contextual-spacing="false" fo:line-height="150%" fo:text-align="justify" style:justify-single-word="false"/>
      <style:text-properties officeooo:rsid="00303c39" officeooo:paragraph-rsid="00303c39"/>
    </style:style>
    <style:style style:name="P2" style:family="paragraph" style:parent-style-name="Standard">
      <style:paragraph-properties fo:line-height="150%" fo:text-align="justify" style:justify-single-word="false"/>
      <style:text-properties officeooo:paragraph-rsid="00303c39"/>
    </style:style>
    <style:style style:name="P3" style:family="paragraph" style:parent-style-name="Text_20_body">
      <style:paragraph-properties fo:line-height="150%" fo:text-align="justify" style:justify-single-word="false"/>
      <style:text-properties officeooo:paragraph-rsid="00321f38"/>
    </style:style>
    <style:style style:name="P4" style:family="paragraph" style:parent-style-name="Text_20_body">
      <style:paragraph-properties fo:margin-top="0.101cm" fo:margin-bottom="0.347cm" loext:contextual-spacing="false" fo:line-height="150%" fo:text-align="justify" style:justify-single-word="false"/>
      <style:text-properties officeooo:rsid="003692bd" officeooo:paragraph-rsid="003692bd"/>
    </style:style>
    <style:style style:name="P5" style:family="paragraph" style:parent-style-name="Text_20_body">
      <style:paragraph-properties fo:margin-top="0.101cm" fo:margin-bottom="0.347cm" loext:contextual-spacing="false" fo:line-height="150%" fo:text-align="justify" style:justify-single-word="false"/>
      <style:text-properties officeooo:rsid="00372b0d" officeooo:paragraph-rsid="00372b0d"/>
    </style:style>
    <style:style style:name="P6" style:family="paragraph" style:parent-style-name="Heading_20_2">
      <style:text-properties officeooo:rsid="00303c39"/>
    </style:style>
    <style:style style:name="T1" style:family="text">
      <style:text-properties officeooo:rsid="002fc5ca"/>
    </style:style>
    <style:style style:name="T2" style:family="text">
      <style:text-properties officeooo:rsid="00303c39"/>
    </style:style>
    <style:style style:name="T3" style:family="text">
      <style:text-properties officeooo:rsid="00308248"/>
    </style:style>
    <style:style style:name="T4" style:family="text">
      <style:text-properties officeooo:rsid="00321f38"/>
    </style:style>
    <style:style style:name="T5" style:family="text">
      <style:text-properties officeooo:rsid="0035fbec"/>
    </style:style>
    <style:style style:name="T6" style:family="text">
      <style:text-properties officeooo:rsid="00372b0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studio de viabilidad </text:h>
      <text:p text:style-name="P2"><text:span text:style-name="T1">Como a aumentado la cantidad de personas en el mundo igual se a tenia un aumento constante los integrantes de las familias han llegado a </text:span><text:span text:style-name="T2">sentir por ellos </text:span><text:span text:style-name="T1">un cariño profundo a las mascotas que viven a su lado por lo mismo se debe alimentar, atender y cuidar como se lo merecen por los mismo nuestra aplicación se centrara a ayudar al cliente en comprar todo lo necesario para cuidarlos.</text:span></text:p>
      <text:h text:style-name="P6" text:outline-level="2">Técnico</text:h>
      <text:p text:style-name="P1">Como primer punto la viabilidad técnica se nos presentaran detalles para como poder presentar al usuario una forma mas fácil de comprar los productos correctos, para este detalle hemos pensado en dividirlo por secciones correspondiendo de las mascotas que tengan o lo que gusten comprar. También el tiempo sera muy primordial para poder finalizar el proyecto por lo mismo se aprovechara los momentos necesarios para darle fin. <text:span text:style-name="T3">Con el aumento de la tecnología a los usuarios se les hará la facilidad para poder encargar los productos y por lo mismo esperaran que les llegue sus productos, para iniciar </text:span><text:span text:style-name="T4">tendremos un registro de los usuarios que ingresen guardando lo que compraron </text:span></text:p>
      <text:h text:style-name="Heading_20_2" text:outline-level="2"><text:span text:style-name="T2">Económico</text:span> </text:h>
      <text:p text:style-name="P3"><text:span text:style-name="T4">Para tomar las riendas de este proyecto así como tomamos unas horas de nuestro tiempo también deben ser remuneradas pero eso ya se tomara cuando tengamos un avance. Por otro lado el saber si es necesario la aplicación o si alguien lo compraría las </text:span><text:span text:style-name="T5">ofreceríamos a tiendas que estén iniciando ya que son las que necesitan este tipo de impulso para no perderse o estancarse en solo una forma de venta, la ubicación que se esta por el momento es la ciudad de Miahuatlán de Porfirio Díaz .</text:span></text:p>
      <text:h text:style-name="Heading_20_1" text:outline-level="1">Factibilidad </text:h>
      <text:p text:style-name="P4">Se hará uso de ciertos materiales, tiempo y <text:s/><text:span text:style-name="T6">conocimiento para poder dar seguimiento de la aplicación que esperamos hacer, todos estos recursos no sera necesario de efectivo pero debemos tomar las medidas para recaudar algo.</text:span></text:p>
      <text:p text:style-name="P5">Con la facilidad que tendrán para administrar los productos y hacerlo llegar al cliente también debe tener ciertos beneficios los vendedores ahí es donde entraran las ganancias las cuales se tomara por cada producto que vendan y con esto tomaremos como inicio para que la tienda tenga el aumento que se espera y no solo quedarse estancado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8T08:53:26.026355428</meta:creation-date>
    <dc:date>2021-10-28T15:56:09.089149620</dc:date>
    <meta:editing-duration>PT13M1S</meta:editing-duration>
    <meta:editing-cycles>5</meta:editing-cycles>
    <meta:generator>LibreOffice/6.4.4.2$Linux_X86_64 LibreOffice_project/40$Build-2</meta:generator>
    <meta:document-statistic meta:table-count="0" meta:image-count="0" meta:object-count="0" meta:page-count="1" meta:paragraph-count="9" meta:word-count="366" meta:character-count="2164" meta:non-whitespace-character-count="1802"/>
  </office:meta>
</office:document-meta>
</file>